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3a1e"/>
    </style:style>
    <style:style style:name="T1" style:family="text">
      <style:text-properties officeooo:rsid="001e3a1e"/>
    </style:style>
    <style:style style:name="T2" style:family="text">
      <style:text-properties officeooo:rsid="001f62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2 calibrations:</text:span></text:p>
      <text:p text:style-name="P1">- <text:span text:style-name="T1">aircal = to get the base threshold</text:span></text:p>
      <text:p text:style-name="P1">- <text:span text:style-name="T2">presscal = to get the maximum press threshho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in Zulfiqar</meta:initial-creator>
    <meta:creation-date>2016-03-03T18:31:43.268905807</meta:creation-date>
    <dc:date>2016-03-03T18:33:35.733562685</dc:date>
    <dc:creator>Zain Zulfiqar</dc:creator>
    <meta:editing-duration>PT1M5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20" meta:character-count="101" meta:non-whitespace-character-count="84"/>
  </office:meta>
</office:document-meta>
</file>